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9.45cm" svg:y="1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cm" svg:height="2.4cm" svg:x="7.5cm" svg:y="3.8cm">
          <text:p text:style-name="P1"><text:span text:style-name="T2">Oczekiwanie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2.5cm" svg:x2="10.5cm" svg:y2="3.8cm" draw:start-shape="id1" draw:start-glue-point="8" draw:end-shape="id2" draw:end-glue-point="4" svg:d="M10500 2500v1300" svg:viewBox="0 0 1 1301">
          <text:p/>
        </draw:connector>
        <draw:connector draw:style-name="gr4" draw:text-style-name="P4" draw:layer="layout" draw:type="curve" draw:line-skew="-0.861cm 3.798cm 0.786cm" svg:x1="12.622cm" svg:y1="5.849cm" svg:x2="12.622cm" svg:y2="4.151cm" draw:start-shape="id2" draw:start-glue-point="9" draw:end-shape="id2" draw:end-glue-point="11" svg:d="M12622 5849c0-12 5178-8 5178-886s-5178-911-5178-812" svg:viewBox="0 0 5179 1738">
          <text:p text:style-name="P1"><text:span text:style-name="T3">Co 1 sekundę</text:span></text:p>
        </draw:connector>
        <draw:custom-shape draw:style-name="gr2" draw:text-style-name="P3" xml:id="id3" draw:id="id3" draw:layer="layout" svg:width="5.9cm" svg:height="2.4cm" svg:x="7.55cm" svg:y="8.5cm">
          <text:p text:style-name="P1"><text:span text:style-name="T2">Odpowiedź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5cm" svg:y1="6.2cm" svg:x2="10.5cm" svg:y2="8.5cm" draw:start-shape="id2" draw:start-glue-point="8" draw:end-shape="id3" draw:end-glue-point="4" svg:d="M10500 6200v2300" svg:viewBox="0 0 1 2301">
          <text:p text:style-name="P5"><text:span text:style-name="T3">Poprawne</text:span></text:p>
          <text:p text:style-name="P5"><text:span text:style-name="T3">dane aktywacyjne</text:span></text:p>
        </draw:connector>
        <draw:custom-shape draw:style-name="gr1" draw:text-style-name="P3" xml:id="id4" draw:id="id4" draw:layer="layout" svg:width="3.9cm" svg:height="2.6cm" svg:x="8.55cm" svg:y="12.6cm">
          <text:p text:style-name="P1"><text:span text:style-name="T2">Poprawne</text:span></text:p>
          <text:p text:style-name="P1"><text:span text:style-name="T2">działa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3.1cm" svg:height="2.2cm" svg:x="4.7cm" svg:y="25.2cm">
          <text:p text:style-name="P1"><text:span text:style-name="T2">STOP</text:span></text:p>
          <text:p text:style-name="P1"><text:span text:style-name="T2">awaryj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5cm" svg:y1="10.9cm" svg:x2="10.5cm" svg:y2="12.6cm" draw:start-shape="id3" draw:start-glue-point="8" draw:end-shape="id4" draw:end-glue-point="4" svg:d="M10500 10900v1700" svg:viewBox="0 0 1 1701">
          <text:p/>
        </draw:connector>
        <draw:custom-shape draw:style-name="gr7" draw:text-style-name="P3" xml:id="id5" draw:id="id5" draw:layer="layout" svg:width="5.4cm" svg:height="2.3cm" svg:x="9.2cm" svg:y="16.9cm">
          <text:p text:style-name="P1"><text:span text:style-name="T2">Odebr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5cm" svg:y1="15.2cm" svg:x2="11.9cm" svg:y2="16.9cm" draw:start-shape="id4" draw:start-glue-point="8" draw:end-shape="id5" draw:end-glue-point="4" svg:d="M10500 15200l1400 1700" svg:viewBox="0 0 1401 1701">
          <text:p text:style-name="P1"><text:span text:style-name="T3">Co 1 sekundę</text:span></text:p>
        </draw:connector>
        <draw:custom-shape draw:style-name="gr7" draw:text-style-name="P3" xml:id="id6" draw:id="id6" draw:layer="layout" svg:width="4cm" svg:height="2.5cm" svg:x="14.9cm" svg:y="20.3cm">
          <text:p text:style-name="P1"><text:span text:style-name="T2">Zwiększ</text:span></text:p>
          <text:p text:style-name="P1"><text:span text:style-name="T2">licznik błę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4.6cm" svg:y1="18.05cm" svg:x2="15.485cm" svg:y2="20.666cm" draw:start-shape="id5" draw:start-glue-point="10" draw:end-shape="id6" draw:end-glue-point="5" svg:d="M14600 18050l885 2616" svg:viewBox="0 0 886 2617">
          <text:p text:style-name="P1"><text:span text:style-name="T3"><text:s/></text:span><text:span text:style-name="T3">Nie powiodło się</text:span></text:p>
        </draw:connector>
        <draw:custom-shape draw:style-name="gr7" draw:text-style-name="P3" xml:id="id7" draw:id="id7" draw:layer="layout" svg:width="5.9cm" svg:height="3.8cm" svg:x="5.8cm" svg:y="20.1cm">
          <text:p text:style-name="P1"><text:span text:style-name="T2">Zwiększenie licznika,</text:span></text:p>
          <text:p text:style-name="P1"><text:span text:style-name="T2">wyzerowanie</text:span></text:p>
          <text:p text:style-name="P1"><text:span text:style-name="T2">licznika błędó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9.2cm" svg:y1="18.05cm" svg:x2="8.75cm" svg:y2="20.1cm" draw:start-shape="id5" draw:start-glue-point="6" draw:end-shape="id7" svg:d="M9200 18050l-450 2050" svg:viewBox="0 0 451 2051">
          <text:p text:style-name="P1"><text:span text:style-name="T3">Powiodło się</text:span></text:p>
        </draw:connector>
        <draw:connector draw:style-name="gr8" draw:text-style-name="P7" draw:layer="layout" draw:type="curve" svg:x1="10.836cm" svg:y1="23.344cm" svg:x2="7.8cm" svg:y2="26.3cm" draw:start-shape="id7" draw:start-glue-point="9" draw:end-shape="id8" draw:end-glue-point="10" svg:d="M10836 23344c0 1971-1012 2956-3036 2956" svg:viewBox="0 0 3037 2957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Sygnał „STOP”</text:span></text:p>
        </draw:connector>
        <draw:connector draw:style-name="gr8" draw:text-style-name="P8" draw:layer="layout" draw:type="curve" svg:x1="6.664cm" svg:y1="23.344cm" svg:x2="6.25cm" svg:y2="25.2cm" draw:start-shape="id7" draw:start-glue-point="7" draw:end-shape="id8" svg:d="M6664 23344c0 1810-414 883-414 1856" svg:viewBox="0 0 415 1857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Wewnętrzny licznik <text:s text:c="6"/></text:span></text:p>
          <text:p text:style-name="P5"><text:span text:style-name="T3">niezgodny z danymi <text:s text:c="5"/></text:span></text:p>
          <text:p text:style-name="P5"><text:span text:style-name="T3"><text:s text:c="2"/></text:span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6" draw:text-style-name="P1" draw:layer="layout" draw:type="curve" svg:x1="6.664cm" svg:y1="20.656cm" svg:x2="8.55cm" svg:y2="13.9cm" draw:start-shape="id7" draw:start-glue-point="5" draw:end-shape="id4" draw:end-glue-point="6" svg:d="M6664 20656c0-4504 628-6756 1886-6756" svg:viewBox="0 0 1887 6757">
          <text:p/>
        </draw:connector>
        <draw:connector draw:style-name="gr8" draw:text-style-name="P4" draw:layer="layout" draw:type="curve" svg:x1="16.9cm" svg:y1="20.3cm" svg:x2="12.45cm" svg:y2="13.9cm" draw:start-shape="id6" draw:start-glue-point="4" draw:end-shape="id4" draw:end-glue-point="10" svg:d="M16900 20300c0-4267-1483-6400-4450-6400" svg:viewBox="0 0 4451 6401">
          <text:p text:style-name="P6"><text:span text:style-name="T3"><text:s text:c="31"/></text:span><text:span text:style-name="T3">Licznik błędów != 3</text:span></text:p>
          <text:p text:style-name="P1"><text:span text:style-name="T3"/></text:p>
          <text:p text:style-name="P1"><text:span text:style-name="T3"><text:s text:c="2"/></text:span></text:p>
        </draw:connector>
        <draw:connector draw:style-name="gr4" draw:text-style-name="P5" draw:layer="layout" draw:type="curve" draw:line-skew="-0.976cm" svg:x1="4.7cm" svg:y1="26.3cm" svg:x2="9.45cm" svg:y2="1.8cm" draw:start-shape="id8" draw:start-glue-point="6" draw:end-shape="id1" draw:end-glue-point="6" svg:d="M4700 26300c-2215 0-4590-24500 4750-24500" svg:viewBox="0 0 6757 24501">
          <text:p text:style-name="P5"><text:span text:style-name="T3">Naciśnięcie</text:span></text:p>
          <text:p text:style-name="P5"><text:span text:style-name="T3">przycisku „RESET”</text:span></text:p>
        </draw:connector>
        <draw:connector draw:style-name="gr4" draw:text-style-name="P1" draw:layer="layout" draw:type="curve" svg:x1="16.9cm" svg:y1="22.8cm" svg:x2="7.8cm" svg:y2="26.3cm" draw:start-shape="id6" draw:start-glue-point="8" draw:end-shape="id8" draw:end-glue-point="10" svg:d="M16900 22800c0 2334-3033 3500-9100 3500" svg:viewBox="0 0 9101 350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Licznik błędów == 3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18T20:21:56.296036528</dc:date>
    <dc:creator>Piotr Banaszkiewicz</dc:creator>
    <meta:editing-duration>PT13M31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